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9cm"/>
      <style:paragraph-properties style:writing-mode="lr-tb"/>
    </style:style>
    <style:style style:name="gr3" style:family="graphic" style:parent-style-name="standard">
      <style:graphic-properties draw:fill="solid" draw:fill-color="#ffb66c" draw:textarea-horizontal-align="justify" draw:textarea-vertical-align="middle" draw:auto-grow-height="false" fo:min-height="3.05cm" fo:min-width="11.313cm"/>
    </style:style>
    <style:style style:name="gr4" style:family="graphic" style:parent-style-name="standard">
      <style:graphic-properties draw:stroke="none" draw:fill="none" fo:min-height="0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2cm"/>
      <style:paragraph-properties style:writing-mode="lr-tb"/>
    </style:style>
    <style:style style:name="gr6" style:family="graphic" style:parent-style-name="standard">
      <style:graphic-properties draw:stroke="none" draw:fill="none" fo:min-height="0.475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ffb66c" draw:textarea-horizontal-align="justify" draw:textarea-vertical-align="middle" draw:auto-grow-height="false" fo:min-height="3.05cm" fo:min-width="15.95cm"/>
    </style:style>
    <style:style style:name="gr11" style:family="graphic" style:parent-style-name="standard">
      <style:graphic-properties draw:fill="solid" draw:fill-color="#069a2e" draw:textarea-horizontal-align="justify" draw:textarea-vertical-align="middle" draw:auto-grow-height="false" fo:min-height="0.55cm" fo:min-width="15.951cm"/>
    </style:style>
    <style:style style:name="gr12" style:family="graphic" style:parent-style-name="objectwithoutfill">
      <style:graphic-properties svg:stroke-width="0.1cm" svg:stroke-color="#f10d0c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6.3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b66c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069a2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color="#ff0000" fo:font-size="1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356cm" svg:height="0.963cm" svg:x="3.644cm" svg:y="3.437cm">
          <draw:text-box>
            <text:p>ssh pi@85.242.183.123 -p 5748</text:p>
          </draw:text-box>
        </draw:frame>
        <draw:custom-shape draw:style-name="gr2" draw:text-style-name="P2" draw:layer="layout" svg:width="1.4cm" svg:height="1cm" svg:x="1cm" svg:y="7.6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5cm" svg:height="6.6cm" svg:x="2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7cm" svg:height="1cm" svg:x="6.4cm" svg:y="6.2cm">
          <draw:text-box>
            <text:p>ligação SSH original</text:p>
          </draw:text-box>
        </draw:frame>
        <draw:custom-shape draw:style-name="gr5" draw:text-style-name="P2" draw:layer="layout" svg:width="2.7cm" svg:height="1cm" svg:x="15.9cm" svg:y="7.6cm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cm" svg:height="1cm" svg:x="21.2cm" svg:y="7.6cm">
          <text:p text:style-name="P2">P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cm" svg:height="0.725cm" svg:x="14cm" svg:y="7cm">
          <draw:text-box>
            <text:p><text:span text:style-name="T1">SSH 5748</text:span></text:p>
          </draw:text-box>
        </draw:frame>
        <draw:frame draw:style-name="gr7" draw:text-style-name="P4" draw:layer="layout" svg:width="3cm" svg:height="1.673cm" svg:x="2.2cm" svg:y="6.6cm">
          <draw:text-box>
            <text:p><text:span text:style-name="T1">SSH 22</text:span></text:p>
          </draw:text-box>
        </draw:frame>
        <draw:frame draw:style-name="gr6" draw:text-style-name="P4" draw:layer="layout" svg:width="3cm" svg:height="0.725cm" svg:x="19.8cm" svg:y="6.875cm">
          <draw:text-box>
            <text:p><text:span text:style-name="T1">SSH 22</text:span></text:p>
          </draw:text-box>
        </draw:frame>
        <draw:line draw:style-name="gr8" draw:text-style-name="P5" draw:layer="layout" svg:x1="12.6cm" svg:y1="4.4cm" svg:x2="14.8cm" svg:y2="6.8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6.356cm" svg:height="0.963cm" svg:x="3.644cm" svg:y="3.437cm">
          <draw:text-box>
            <text:p>ssh pi@85.242.183.123 -p 5748</text:p>
          </draw:text-box>
        </draw:frame>
        <draw:custom-shape draw:style-name="gr2" draw:text-style-name="P2" draw:layer="layout" svg:width="1.4cm" svg:height="1cm" svg:x="1cm" svg:y="7.6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8cm" svg:height="6.6cm" svg:x="2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7cm" svg:height="1cm" svg:x="6.4cm" svg:y="6.2cm">
          <draw:text-box>
            <text:p>ligação SSH original</text:p>
          </draw:text-box>
        </draw:frame>
        <draw:custom-shape draw:style-name="gr5" draw:text-style-name="P2" draw:layer="layout" svg:width="2.7cm" svg:height="1cm" svg:x="15.9cm" svg:y="7.6cm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cm" svg:height="1cm" svg:x="21.2cm" svg:y="7.6cm">
          <text:p text:style-name="P2">P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cm" svg:height="0.725cm" svg:x="14cm" svg:y="7cm">
          <draw:text-box>
            <text:p><text:span text:style-name="T1">SSH 5748</text:span></text:p>
          </draw:text-box>
        </draw:frame>
        <draw:frame draw:style-name="gr7" draw:text-style-name="P4" draw:layer="layout" svg:width="3cm" svg:height="1.673cm" svg:x="2.2cm" svg:y="6.6cm">
          <draw:text-box>
            <text:p><text:span text:style-name="T1">SSH 22</text:span></text:p>
          </draw:text-box>
        </draw:frame>
        <draw:frame draw:style-name="gr6" draw:text-style-name="P4" draw:layer="layout" svg:width="3cm" svg:height="0.725cm" svg:x="19.8cm" svg:y="6.875cm">
          <draw:text-box>
            <text:p><text:span text:style-name="T1">SSH 22</text:span></text:p>
          </draw:text-box>
        </draw:frame>
        <draw:frame draw:style-name="gr7" draw:text-style-name="P1" draw:layer="layout" svg:width="8.2cm" svg:height="1.673cm" svg:x="17.4cm" svg:y="5cm">
          <draw:text-box>
            <text:p>Port forwarding 5748-&gt;22</text:p>
          </draw:text-box>
        </draw:frame>
        <draw:line draw:style-name="gr8" draw:text-style-name="P5" draw:layer="layout" svg:x1="12.6cm" svg:y1="4.4cm" svg:x2="14.8cm" svg:y2="6.8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2" draw:layer="layout" svg:width="1.4cm" svg:height="1cm" svg:x="1cm" svg:y="7.6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8cm" svg:height="6.6cm" svg:x="2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7cm" svg:height="1cm" svg:x="6.4cm" svg:y="6.2cm">
          <draw:text-box>
            <text:p>ligação SSH original</text:p>
          </draw:text-box>
        </draw:frame>
        <draw:custom-shape draw:style-name="gr5" draw:text-style-name="P2" draw:layer="layout" svg:width="2.7cm" svg:height="1cm" svg:x="15.9cm" svg:y="7.6cm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cm" svg:height="1cm" svg:x="21.2cm" svg:y="7.6cm">
          <text:p text:style-name="P2">P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cm" svg:height="0.725cm" svg:x="14cm" svg:y="7cm">
          <draw:text-box>
            <text:p><text:span text:style-name="T1">SSH 5748</text:span></text:p>
          </draw:text-box>
        </draw:frame>
        <draw:frame draw:style-name="gr7" draw:text-style-name="P4" draw:layer="layout" svg:width="3cm" svg:height="1.673cm" svg:x="2.2cm" svg:y="6.6cm">
          <draw:text-box>
            <text:p><text:span text:style-name="T1">SSH 22</text:span></text:p>
          </draw:text-box>
        </draw:frame>
        <draw:frame draw:style-name="gr6" draw:text-style-name="P4" draw:layer="layout" svg:width="3cm" svg:height="0.725cm" svg:x="19.8cm" svg:y="6.875cm">
          <draw:text-box>
            <text:p><text:span text:style-name="T1">SSH 22</text:span></text:p>
          </draw:text-box>
        </draw:frame>
        <draw:frame draw:style-name="gr7" draw:text-style-name="P1" draw:layer="layout" svg:width="8.2cm" svg:height="1.673cm" svg:x="17.4cm" svg:y="5cm">
          <draw:text-box>
            <text:p>Port forwarding 5748-&gt;22</text:p>
          </draw:text-box>
        </draw:frame>
        <draw:line draw:style-name="gr8" draw:text-style-name="P5" draw:layer="layout" svg:x1="18.6cm" svg:y1="4.401cm" svg:x2="14.8cm" svg:y2="6.8cm">
          <text:p/>
        </draw:line>
        <draw:custom-shape draw:style-name="gr11" draw:text-style-name="P7" draw:layer="layout" svg:width="18.8cm" svg:height="1.6cm" svg:x="2.401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6.356cm" svg:height="0.963cm" svg:x="3.644cm" svg:y="3.438cm">
          <draw:text-box>
            <text:p>ssh -N -R 2222:localhost:22 pi@85.242.183.123 -p 5748</text:p>
          </draw:text-box>
        </draw:frame>
        <draw:line draw:style-name="gr8" draw:text-style-name="P5" draw:layer="layout" svg:x1="8cm" svg:y1="4.4cm" svg:x2="22cm" svg:y2="9.127cm">
          <text:p/>
        </draw:line>
        <draw:line draw:style-name="gr8" draw:text-style-name="P5" draw:layer="layout" svg:x1="11.6cm" svg:y1="4.4cm" svg:x2="3cm" svg:y2="8.927cm">
          <text:p/>
        </draw:line>
        <draw:frame draw:style-name="gr7" draw:text-style-name="P4" draw:layer="layout" svg:width="3cm" svg:height="1.673cm" svg:x="1.4cm" svg:y="8.928cm">
          <draw:text-box>
            <text:p><text:span text:style-name="T1">tunel 22</text:span></text:p>
          </draw:text-box>
        </draw:frame>
        <draw:frame draw:style-name="gr7" draw:text-style-name="P4" draw:layer="layout" svg:width="3cm" svg:height="1.673cm" svg:x="21cm" svg:y="9.128cm">
          <draw:text-box>
            <text:p><text:span text:style-name="T1">tunel 2222</text:span></text:p>
          </draw:text-box>
        </draw:frame>
        <draw:frame draw:style-name="gr4" draw:text-style-name="P1" draw:layer="layout" svg:width="7cm" svg:height="1cm" svg:x="8.2cm" svg:y="9.127cm">
          <draw:text-box>
            <text:p>Reverse tunnel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" draw:text-style-name="P2" draw:layer="layout" svg:width="1.4cm" svg:height="1cm" svg:x="1cm" svg:y="7.6cm">
          <text:p text:style-name="P2">Rpi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8cm" svg:height="6.6cm" svg:x="2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7cm" svg:height="1cm" svg:x="6.4cm" svg:y="6.2cm">
          <draw:text-box>
            <text:p>ligação SSH original</text:p>
          </draw:text-box>
        </draw:frame>
        <draw:custom-shape draw:style-name="gr5" draw:text-style-name="P2" draw:layer="layout" svg:width="2.7cm" svg:height="1cm" svg:x="15.9cm" svg:y="7.6cm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7cm" svg:height="1cm" svg:x="21.2cm" svg:y="7.6cm">
          <text:p text:style-name="P2">P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3cm" svg:height="0.725cm" svg:x="14cm" svg:y="7cm">
          <draw:text-box>
            <text:p><text:span text:style-name="T1">SSH 5748</text:span></text:p>
          </draw:text-box>
        </draw:frame>
        <draw:frame draw:style-name="gr7" draw:text-style-name="P4" draw:layer="layout" svg:width="3cm" svg:height="1.673cm" svg:x="2.2cm" svg:y="6.6cm">
          <draw:text-box>
            <text:p><text:span text:style-name="T1">SSH 22</text:span></text:p>
          </draw:text-box>
        </draw:frame>
        <draw:frame draw:style-name="gr6" draw:text-style-name="P4" draw:layer="layout" svg:width="3cm" svg:height="0.725cm" svg:x="19.8cm" svg:y="6.875cm">
          <draw:text-box>
            <text:p><text:span text:style-name="T1">SSH 22</text:span></text:p>
          </draw:text-box>
        </draw:frame>
        <draw:frame draw:style-name="gr7" draw:text-style-name="P1" draw:layer="layout" svg:width="8.2cm" svg:height="1.673cm" svg:x="17.4cm" svg:y="5cm">
          <draw:text-box>
            <text:p>Port forwarding 5748-&gt;22</text:p>
          </draw:text-box>
        </draw:frame>
        <draw:line draw:style-name="gr8" draw:text-style-name="P5" draw:layer="layout" svg:x1="18.6cm" svg:y1="4.401cm" svg:x2="14.8cm" svg:y2="6.8cm">
          <text:p/>
        </draw:line>
        <draw:custom-shape draw:style-name="gr11" draw:text-style-name="P7" draw:layer="layout" svg:width="18.8cm" svg:height="1.6cm" svg:x="2.401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6.356cm" svg:height="0.963cm" svg:x="3.644cm" svg:y="3.438cm">
          <draw:text-box>
            <text:p>ssh -N -R 2222:localhost:22 pi@85.242.183.123 -p 5748</text:p>
          </draw:text-box>
        </draw:frame>
        <draw:line draw:style-name="gr8" draw:text-style-name="P5" draw:layer="layout" svg:x1="8cm" svg:y1="4.4cm" svg:x2="22cm" svg:y2="9.127cm">
          <text:p/>
        </draw:line>
        <draw:line draw:style-name="gr8" draw:text-style-name="P5" draw:layer="layout" svg:x1="11.6cm" svg:y1="4.4cm" svg:x2="3cm" svg:y2="8.927cm">
          <text:p/>
        </draw:line>
        <draw:frame draw:style-name="gr7" draw:text-style-name="P4" draw:layer="layout" svg:width="3cm" svg:height="1.673cm" svg:x="1.4cm" svg:y="8.928cm">
          <draw:text-box>
            <text:p><text:span text:style-name="T1">tunel 22</text:span></text:p>
          </draw:text-box>
        </draw:frame>
        <draw:frame draw:style-name="gr7" draw:text-style-name="P4" draw:layer="layout" svg:width="3cm" svg:height="1.673cm" svg:x="21cm" svg:y="9.128cm">
          <draw:text-box>
            <text:p><text:span text:style-name="T1">tunel 2222</text:span></text:p>
          </draw:text-box>
        </draw:frame>
        <draw:frame draw:style-name="gr4" draw:text-style-name="P1" draw:layer="layout" svg:width="7cm" svg:height="1cm" svg:x="8.2cm" svg:y="9.127cm">
          <draw:text-box>
            <text:p>Reverse tunnel</text:p>
          </draw:text-box>
        </draw:frame>
        <draw:line draw:style-name="gr12" draw:text-style-name="P5" draw:layer="layout" svg:x1="23.9cm" svg:y1="8.6cm" svg:x2="23.4cm" svg:y2="9.6cm">
          <text:p/>
        </draw:line>
        <draw:frame draw:style-name="gr13" draw:text-style-name="P8" draw:layer="layout" svg:width="3.4cm" svg:height="6.6cm" svg:x="24.2cm" svg:y="7.6cm">
          <draw:text-box>
            <text:p><text:span text:style-name="T2">PC comunica com o Rpi a partir da porta 2222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7:45:48.840541190</meta:creation-date>
    <dc:date>2021-03-12T18:01:13.263156439</dc:date>
    <meta:editing-duration>PT5M3S</meta:editing-duration>
    <meta:editing-cycles>1</meta:editing-cycles>
    <meta:generator>LibreOffice/6.4.6.2$Linux_X86_64 LibreOffice_project/40$Build-2</meta:generator>
    <meta:document-statistic meta:object-count="86"/>
  </office:meta>
</office:document-meta>
</file>